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3.8634in"/>
    </style:style>
    <style:style style:name="co3" style:family="table-column">
      <style:table-column-properties fo:break-before="auto" style:column-width="3.2602in"/>
    </style:style>
    <style:style style:name="ro1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6" table:default-cell-style-name="ce1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.f</text:p>
          </table:table-cell>
          <table:table-cell office:value-type="string">
            <text:p>simple driver, solve A*X = B only</text:p>
          </table:table-cell>
          <table:table-cell table:formula="of:=[.A1]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.f</text:p>
          </table:table-cell>
          <table:table-cell office:value-type="string">
            <text:p>simple driver, solve A*X = B only</text:p>
          </table:table-cell>
          <table:table-cell table:formula="of:=[.A2]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.f</text:p>
          </table:table-cell>
          <table:table-cell office:value-type="string">
            <text:p>simple driver, solve A*X = B only</text:p>
          </table:table-cell>
          <table:table-cell table:formula="of:=[.A3]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.f</text:p>
          </table:table-cell>
          <table:table-cell office:value-type="string">
            <text:p>simple driver, solve A*X = B only</text:p>
          </table:table-cell>
          <table:table-cell table:formula="of:=[.A4]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sv.f</text:p>
          </table:table-cell>
          <table:table-cell office:value-type="string">
            <text:p>simple driver, solve A*X = B only</text:p>
          </table:table-cell>
          <table:table-cell table:formula="of:=[.A5]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sv.f</text:p>
          </table:table-cell>
          <table:table-cell office:value-type="string">
            <text:p>simple driver, solve A*X = B only</text:p>
          </table:table-cell>
          <table:table-cell table:formula="of:=[.A6]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sv.f</text:p>
          </table:table-cell>
          <table:table-cell office:value-type="string">
            <text:p>simple driver, solve A*X = B only</text:p>
          </table:table-cell>
          <table:table-cell table:formula="of:=[.A7]"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sv.f</text:p>
          </table:table-cell>
          <table:table-cell office:value-type="string">
            <text:p>simple driver, solve A*X = B only</text:p>
          </table:table-cell>
          <table:table-cell table:formula="of:=[.A8]"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.f</text:p>
          </table:table-cell>
          <table:table-cell office:value-type="string">
            <text:p>simple driver, solve A*X = B only</text:p>
          </table:table-cell>
          <table:table-cell table:formula="of:=[.A9]"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.f</text:p>
          </table:table-cell>
          <table:table-cell office:value-type="string">
            <text:p>simple driver, solve A*X = B only</text:p>
          </table:table-cell>
          <table:table-cell table:formula="of:=[.A10]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.f</text:p>
          </table:table-cell>
          <table:table-cell office:value-type="string">
            <text:p>simple driver, solve A*X = B only</text:p>
          </table:table-cell>
          <table:table-cell table:formula="of:=[.A11]"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.f</text:p>
          </table:table-cell>
          <table:table-cell office:value-type="string">
            <text:p>simple driver, solve A*X = B only</text:p>
          </table:table-cell>
          <table:table-cell table:formula="of:=[.A12]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.f</text:p>
          </table:table-cell>
          <table:table-cell office:value-type="string">
            <text:p>simple driver, solve A*X = B only</text:p>
          </table:table-cell>
          <table:table-cell table:formula="of:=[.A13]"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.f</text:p>
          </table:table-cell>
          <table:table-cell office:value-type="string">
            <text:p>simple driver, solve A*X = B only</text:p>
          </table:table-cell>
          <table:table-cell table:formula="of:=[.A14]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.f</text:p>
          </table:table-cell>
          <table:table-cell office:value-type="string">
            <text:p>simple driver, solve A*X = B only</text:p>
          </table:table-cell>
          <table:table-cell table:formula="of:=[.A15]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.f</text:p>
          </table:table-cell>
          <table:table-cell office:value-type="string">
            <text:p>simple driver, solve A*X = B only</text:p>
          </table:table-cell>
          <table:table-cell table:formula="of:=[.A16]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.f</text:p>
          </table:table-cell>
          <table:table-cell office:value-type="string">
            <text:p>simple driver, solve A*X = B only</text:p>
          </table:table-cell>
          <table:table-cell table:formula="of:=[.A17]"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.f</text:p>
          </table:table-cell>
          <table:table-cell office:value-type="string">
            <text:p>simple driver, solve A*X = B only</text:p>
          </table:table-cell>
          <table:table-cell table:formula="of:=[.A18]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osv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.f</text:p>
          </table:table-cell>
          <table:table-cell office:value-type="string">
            <text:p>simple driver, solve A*X = B only</text:p>
          </table:table-cell>
          <table:table-cell table:formula="of:=[.A19]"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osv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.f</text:p>
          </table:table-cell>
          <table:table-cell office:value-type="string">
            <text:p>simple driver, solve A*X = B only</text:p>
          </table:table-cell>
          <table:table-cell table:formula="of:=[.A20]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sv.f</text:p>
          </table:table-cell>
          <table:table-cell office:value-type="string">
            <text:p>simple driver, solve A*X = B only</text:p>
          </table:table-cell>
          <table:table-cell table:formula="of:=[.A21]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sv.f</text:p>
          </table:table-cell>
          <table:table-cell office:value-type="string">
            <text:p>simple driver, solve A*X = B only</text:p>
          </table:table-cell>
          <table:table-cell table:formula="of:=[.A22]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sv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sv.f</text:p>
          </table:table-cell>
          <table:table-cell office:value-type="string">
            <text:p>simple driver, solve A*X = B only</text:p>
          </table:table-cell>
          <table:table-cell table:formula="of:=[.A23]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sv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sv.f</text:p>
          </table:table-cell>
          <table:table-cell office:value-type="string">
            <text:p>simple driver, solve A*X = B only</text:p>
          </table:table-cell>
          <table:table-cell table:formula="of:=[.A24]"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.f</text:p>
          </table:table-cell>
          <table:table-cell office:value-type="string">
            <text:p>simple driver, solve A*X = B only</text:p>
          </table:table-cell>
          <table:table-cell table:formula="of:=[.A25]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.f</text:p>
          </table:table-cell>
          <table:table-cell office:value-type="string">
            <text:p>simple driver, solve A*X = B only</text:p>
          </table:table-cell>
          <table:table-cell table:formula="of:=[.A26]"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psv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.f</text:p>
          </table:table-cell>
          <table:table-cell office:value-type="string">
            <text:p>simple driver, solve A*X = B only</text:p>
          </table:table-cell>
          <table:table-cell table:formula="of:=[.A27]"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psv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.f</text:p>
          </table:table-cell>
          <table:table-cell office:value-type="string">
            <text:p>simple driver, solve A*X = B only</text:p>
          </table:table-cell>
          <table:table-cell table:formula="of:=[.A28]"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.f</text:p>
          </table:table-cell>
          <table:table-cell office:value-type="string">
            <text:p>simple driver, solve A*X = B only</text:p>
          </table:table-cell>
          <table:table-cell table:formula="of:=[.A29]"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.f</text:p>
          </table:table-cell>
          <table:table-cell office:value-type="string">
            <text:p>simple driver, solve A*X = B only</text:p>
          </table:table-cell>
          <table:table-cell table:formula="of:=[.A30]"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tsv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.f</text:p>
          </table:table-cell>
          <table:table-cell office:value-type="string">
            <text:p>simple driver, solve A*X = B only</text:p>
          </table:table-cell>
          <table:table-cell table:formula="of:=[.A31]"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ptsv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.f</text:p>
          </table:table-cell>
          <table:table-cell office:value-type="string">
            <text:p>simple driver, solve A*X = B only</text:p>
          </table:table-cell>
          <table:table-cell table:formula="of:=[.A32]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.f</text:p>
          </table:table-cell>
          <table:table-cell office:value-type="string">
            <text:p>simple driver, solve A*X = B only</text:p>
          </table:table-cell>
          <table:table-cell table:formula="of:=[.A33]"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.f</text:p>
          </table:table-cell>
          <table:table-cell office:value-type="string">
            <text:p>simple driver, solve A*X = B only</text:p>
          </table:table-cell>
          <table:table-cell table:formula="of:=[.A34]"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.f</text:p>
          </table:table-cell>
          <table:table-cell office:value-type="string">
            <text:p>simple driver, solve A*X = B only</text:p>
          </table:table-cell>
          <table:table-cell table:formula="of:=[.A35]"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.f</text:p>
          </table:table-cell>
          <table:table-cell office:value-type="string">
            <text:p>simple driver, solve A*X = B only</text:p>
          </table:table-cell>
          <table:table-cell table:formula="of:=[.A36]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.f</text:p>
          </table:table-cell>
          <table:table-cell office:value-type="string">
            <text:p>simple driver, solve A*X = B only</text:p>
          </table:table-cell>
          <table:table-cell table:formula="of:=[.A37]"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.f</text:p>
          </table:table-cell>
          <table:table-cell office:value-type="string">
            <text:p>simple driver, solve A*X = B only</text:p>
          </table:table-cell>
          <table:table-cell table:formula="of:=[.A38]"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.f</text:p>
          </table:table-cell>
          <table:table-cell office:value-type="string">
            <text:p>simple driver, solve A*X = B only</text:p>
          </table:table-cell>
          <table:table-cell table:formula="of:=[.A39]"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.f</text:p>
          </table:table-cell>
          <table:table-cell office:value-type="string">
            <text:p>simple driver, solve A*X = B only</text:p>
          </table:table-cell>
          <table:table-cell table:formula="of:=[.A40]" office:value-type="float" office:value="40">
            <text:p>40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AM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1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11-15T11:02:26</dc:date>
    <dc:creator>Sa-Lin Bernstein</dc:creator>
    <meta:editing-duration>PT00H21M39S</meta:editing-duration>
    <meta:editing-cycles>10</meta:editing-cycles>
    <meta:document-statistic meta:table-count="1" meta:cell-count="320" meta:object-count="0"/>
  </office:meta>
</office:document-meta>
</file>